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/>
    </style:style>
    <style:style style:name="P2" style:family="paragraph" style:parent-style-name="Standard">
      <style:text-properties style:font-name="Liberation Serif" fo:font-size="12pt" style:font-size-asian="12pt" style:font-size-complex="12pt"/>
    </style:style>
    <style:style style:name="P3" style:family="paragraph" style:parent-style-name="Standard">
      <style:text-properties style:font-name="Liberation Serif" fo:font-size="12pt" officeooo:rsid="001ea005" style:font-size-asian="12pt" style:font-size-complex="12pt"/>
    </style:style>
    <style:style style:name="P4" style:family="paragraph" style:parent-style-name="Standard">
      <style:text-properties style:font-name="Liberation Serif" fo:font-size="12pt" officeooo:rsid="001ea005" officeooo:paragraph-rsid="001ea005" style:font-size-asian="12pt" style:font-size-complex="12pt"/>
    </style:style>
    <style:style style:name="P5" style:family="paragraph" style:parent-style-name="Standard">
      <style:text-properties style:font-name="Liberation Serif" fo:font-size="12pt" officeooo:paragraph-rsid="001ea005" style:font-size-asian="12pt" style:font-size-complex="12pt"/>
    </style:style>
    <style:style style:name="P6" style:family="paragraph" style:parent-style-name="Standard">
      <style:text-properties style:font-name="Liberation Serif" fo:font-size="12pt" officeooo:rsid="002608ac" officeooo:paragraph-rsid="002608ac" style:font-size-asian="12pt" style:font-size-complex="12pt"/>
    </style:style>
    <style:style style:name="P7" style:family="paragraph" style:parent-style-name="Standard">
      <style:text-properties style:font-name="Liberation Serif" fo:font-size="12pt" officeooo:rsid="00274d31" officeooo:paragraph-rsid="00274d31" style:font-size-asian="12pt" style:font-size-complex="12pt"/>
    </style:style>
    <style:style style:name="P8" style:family="paragraph" style:parent-style-name="Standard">
      <style:text-properties style:font-name="Liberation Serif" fo:font-size="12pt" officeooo:rsid="00295e14" officeooo:paragraph-rsid="00295e14" style:font-size-asian="12pt" style:font-size-complex="12pt"/>
    </style:style>
    <style:style style:name="P9" style:family="paragraph" style:parent-style-name="Standard">
      <style:text-properties style:font-name="Liberation Serif" fo:font-size="12pt" officeooo:rsid="002c34c1" officeooo:paragraph-rsid="002c34c1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2cdf4c" officeooo:paragraph-rsid="002cdf4c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2e5e76" officeooo:paragraph-rsid="002e5e76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331245" officeooo:paragraph-rsid="00331245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41dab4" officeooo:paragraph-rsid="0041dab4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44214e" officeooo:paragraph-rsid="0044214e" style:font-size-asian="12pt" style:font-size-complex="12pt"/>
    </style:style>
    <style:style style:name="P15" style:family="paragraph" style:parent-style-name="Standard">
      <style:text-properties style:font-name="Liberation Serif" fo:font-size="12pt" officeooo:paragraph-rsid="002608ac"/>
    </style:style>
    <style:style style:name="P16" style:family="paragraph" style:parent-style-name="Standard">
      <style:text-properties style:font-name="Liberation Serif" fo:font-size="12pt" officeooo:rsid="004c9e5d" officeooo:paragraph-rsid="004c9e5d"/>
    </style:style>
    <style:style style:name="T1" style:family="text">
      <style:text-properties officeooo:rsid="001ea005"/>
    </style:style>
    <style:style style:name="T2" style:family="text">
      <style:text-properties officeooo:rsid="001faa90"/>
    </style:style>
    <style:style style:name="T3" style:family="text">
      <style:text-properties officeooo:rsid="002226e2"/>
    </style:style>
    <style:style style:name="T4" style:family="text">
      <style:text-properties officeooo:rsid="002cb1b2"/>
    </style:style>
    <style:style style:name="T5" style:family="text">
      <style:text-properties officeooo:rsid="002e17d9"/>
    </style:style>
    <style:style style:name="T6" style:family="text">
      <style:text-properties officeooo:rsid="00323441"/>
    </style:style>
    <style:style style:name="T7" style:family="text">
      <style:text-properties officeooo:rsid="00346ee1"/>
    </style:style>
    <style:style style:name="T8" style:family="text">
      <style:text-properties officeooo:rsid="00435263"/>
    </style:style>
    <style:style style:name="T9" style:family="text">
      <style:text-properties officeooo:rsid="00448317"/>
    </style:style>
    <style:style style:name="T10" style:family="text">
      <style:text-properties officeooo:rsid="00450777"/>
    </style:style>
    <style:style style:name="T11" style:family="text">
      <style:text-properties officeooo:rsid="00448317" style:font-size-asian="12pt" style:font-size-complex="12pt"/>
    </style:style>
    <style:style style:name="T12" style:family="text">
      <style:text-properties officeooo:rsid="002608ac" style:font-size-asian="12pt" style:font-size-complex="12pt"/>
    </style:style>
    <style:style style:name="T13" style:family="text">
      <style:text-properties officeooo:rsid="0045da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arosław Butajło</text:p>
      <text:p text:style-name="P4">Paweł Wąsowski</text:p>
      <text:p text:style-name="P4"/>
      <text:p text:style-name="P4">Metody odkrywania wiedzy - projekt</text:p>
      <text:p text:style-name="P5"><text:span text:style-name="T1">Temat: </text:span>Filtrowanie poczty elektronicznej</text:p>
      <text:p text:style-name="P4"/>
      <text:p text:style-name="P4">Temat projektu</text:p>
      <text:p text:style-name="P2">Tematem projektu jest filtrowanie wiadomości poczty elektronicznej. Zadaniem <text:span text:style-name="T2">jest </text:span>próba</text:p>
      <text:p text:style-name="P2">stworzenia klasyfikatora wiadomości poczty elektronicznej, filtrującego pożądaną korespondencję</text:p>
      <text:p text:style-name="P2">od niechcianych wiadomości (SPAMu). Klasyfikacja wiadomości <text:span text:style-name="T2">ma </text:span>odbywa<text:span text:style-name="T2">ć</text:span> się na podstawie</text:p>
      <text:p text:style-name="P2">tekstu ich treści.</text:p>
      <text:p text:style-name="P2">Celem projektu jest sprawdzenie, z jaką skutecznością, można na podstawie treści, odfiltrować</text:p>
      <text:p text:style-name="P2">niepożądaną korespondencję, i który z przetestowanych algorytmów nadaje się najlepiej do tego</text:p>
      <text:p text:style-name="P2">zadania. Przy ocenie użytecznośći algorytmów wzięt<text:span text:style-name="T3">o</text:span> pod uwagę to, jaka część SPAMu</text:p>
      <text:p text:style-name="P2">zostanie poprawnie zaklasyfikowana.</text:p>
      <text:p text:style-name="P3"/>
      <text:p text:style-name="P6">Zbiór <text:span text:style-name="T13">danych</text:span></text:p>
      <text:p text:style-name="P15"><text:span text:style-name="T11">Klasyfikatory trenowano i testowano na </text:span><text:span text:style-name="T12">wiadomości</text:span><text:span text:style-name="T11">ach</text:span><text:span text:style-name="T12"> ze zbioru </text:span>http://spamassassin.apache.org/old/publiccorpus.</text:p>
      <text:p text:style-name="P1">Zbiór ten zawiera 604<text:span text:style-name="T10">9</text:span> wiadomości w języku angielskim, z czego 31 % stanowi SPAM.</text:p>
      <text:p text:style-name="P1">Wykorzystany zbiór pożądanych wiadomości został podzielony przez udostępniającego na dwa</text:p>
      <text:p text:style-name="P1">podzbiory wiadomości, opisane jako łatwo i trudno odróżnialne od SPAMu.</text:p>
      <text:p text:style-name="P1">Wiadomości w zbiorze danych, oprócz treści wiadomości, zawierają metadane, m.in. adresy</text:p>
      <text:p text:style-name="P1">serwerów pocztowych, nadawców i odbiorców wiadomości, tematy wiadomości.</text:p>
      <text:p text:style-name="P1">Treść części wiadomości zawiera znaczniki HTML i słowa w języku angielskim.</text:p>
      <text:p text:style-name="P1"/>
      <text:p text:style-name="P16">Przygotowanie zbioru danych</text:p>
      <text:p text:style-name="P6"/>
      <text:p text:style-name="P6"/>
      <text:p text:style-name="P10">Wybrano 200 cech, <text:span text:style-name="T5">met: Gini</text:span></text:p>
      <text:p text:style-name="P6"/>
      <text:p text:style-name="P6"/>
      <text:p text:style-name="P9">Opis testów</text:p>
      <text:p text:style-name="P9">5-krotna <text:span text:style-name="T4">CV</text:span></text:p>
      <text:p text:style-name="P11"><text:span text:style-name="T6">tesyt na wszystkich reprezentacjach wekt</text:span>, późnij porównanie najlepszego cls na 3 reprezentacjach</text:p>
      <text:p text:style-name="P6"/>
      <text:p text:style-name="P7">Testy klasyfikatorów</text:p>
      <text:p text:style-name="P8">Naiwny klasyfikator Bayesa</text:p>
      <text:p text:style-name="P12">Klasyfikator Bayesa może zwracać wyniki predykcji w postaci etykiety klasy, albo prawdopodobieństw <text:span text:style-name="T7">poszczególnych klas. Wykorzystując drugi rodzaj wyniku sprawdzono, jaki wpływ na błąd klasyfikacji i macierz pomyłek ma ustalenie nierównych kosztów pomyłek klasyfikacji spamu, jako pożądanej korespondencji i na odwrót.</text:span></text:p>
      <text:p text:style-name="P13">Sprawdzono 5 różnych stosunków kosztu błędnej klasyfikacji pożądanej korespondencji do kosztu błędnej klasyfikacji spamu: <text:span text:style-name="T8">0,01; 0,1; 1; 10; 100</text:span></text:p>
      <text:p text:style-name="P14">Wyniki eksperymentów są przedstawione na poniższym wykresie i w tabeli.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17:44:00.156166216</meta:creation-date>
    <dc:date>2018-06-10T18:54:30.777816385</dc:date>
    <meta:editing-duration>PT1H10M11S</meta:editing-duration>
    <meta:editing-cycles>39</meta:editing-cycles>
    <meta:generator>LibreOffice/6.0.3.2$Linux_X86_64 LibreOffice_project/00m0$Build-2</meta:generator>
    <meta:document-statistic meta:table-count="0" meta:image-count="0" meta:object-count="0" meta:page-count="1" meta:paragraph-count="31" meta:word-count="259" meta:character-count="2055" meta:non-whitespace-character-count="1827"/>
  </office:meta>
</office:document-meta>
</file>